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2.0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 fo:border="0.06pt solid #0066b3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color="#ed1c24" fo:font-size="14pt" fo:font-weight="bold" style:font-size-asian="14pt" style:font-weight-asian="bold" style:font-size-complex="14pt" style:font-weight-complex="bold"/>
      <style:map style:condition="cell-content()&lt;0" style:apply-style-name="orange_20_background" style:base-cell-address="Sheet1.F9"/>
      <style:map style:condition="cell-content()&gt;0" style:apply-style-name="Untitled1" style:base-cell-address="Sheet1.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One Neuron with 2 inputs</text:p>
          </table:table-cell>
          <table:table-cell table:style-name="ce2"/>
          <table:table-cell table:style-name="ce5"/>
          <table:table-cell table:style-name="ce3"/>
          <table:table-cell table:style-name="ce5"/>
          <table:table-cell table:number-columns-repeated="59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5"/>
          <table:table-cell table:number-columns-repeated="59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table:style-name="ce5" office:value-type="string" calcext:value-type="string">
            <text:p>w1</text:p>
          </table:table-cell>
          <table:table-cell table:style-name="ce3" office:value-type="string" calcext:value-type="string">
            <text:p>x2</text:p>
          </table:table-cell>
          <table:table-cell table:style-name="ce5" office:value-type="string" calcext:value-type="string">
            <text:p>w2</text:p>
          </table:table-cell>
          <table:table-cell table:number-columns-repeated="5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-0.69" calcext:value-type="float">
            <text:p>-0.6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-0.67" calcext:value-type="float">
            <text:p>-0.67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 final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7" office:value-type="string" calcext:value-type="string">
            <text:p>y</text:p>
          </table:table-cell>
          <table:table-cell table:style-name="ce8" table:formula="of:=([.B4]*[.C4]) + ([.D4]*[.E4]) + [.C6]" office:value-type="float" office:value="-4.72" calcext:value-type="float">
            <text:p>-4.72</text:p>
          </table:table-cell>
          <table:table-cell table:style-name="ce8" table:formula="of:=[.D9]*[.C7]" office:value-type="float" office:value="9.44" calcext:value-type="float">
            <text:p>9.44</text:p>
          </table:table-cell>
          <table:table-cell table:style-name="ce9" table:formula="of:=TANH([.E9])" office:value-type="float" office:value="0.999999987365729" calcext:value-type="float">
            <text:p>0.999999987365729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3">
          <table:table-cell table:style-name="ce12" office:value-type="string" calcext:value-type="string">
            <text:p>DeltaT</text:p>
          </table:table-cell>
          <table:table-cell/>
          <table:table-cell office:value-type="string" calcext:value-type="string">
            <text:p>from <text:a xlink:href="https://astronomy.stackexchange.com/questions/19172/obtaining-deltat-for-use-in-software" xlink:type="simple">https://astronomy.stackexchange.com/questions/19172/obtaining-deltat-for-use-in-software</text:a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year</text:p>
          </table:table-cell>
          <table:table-cell table:style-name="ce18"/>
          <table:table-cell office:value-type="float" office:value="2020" calcext:value-type="float">
            <text:p>202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style-name="ce18"/>
          <table:table-cell table:formula="of:=[.D16]-2000" office:value-type="float" office:value="20" calcext:value-type="float">
            <text:p>2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DeltaT</text:p>
          </table:table-cell>
          <table:table-cell table:style-name="ce18"/>
          <table:table-cell table:formula="of:=62.92+(0.32217 * [.D17]) + (0.005589 * [.D17]*[.D17])" office:value-type="float" office:value="71.599" calcext:value-type="float">
            <text:p>71.599</text:p>
          </table:table-cell>
          <table:table-cell table:number-columns-repeated="60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F9:Sheet1.F9">
            <calcext:condition calcext:apply-style-name="orange background" calcext:value="&lt;0" calcext:base-cell-address="Sheet1.F9"/>
            <calcext:condition calcext:apply-style-name="Untitled1" calcext:value="&gt;0" calcext:base-cell-address="Sheet1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aa61a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range_20_background" style:display-name="orange background" style:family="table-cell" style:parent-style-name="Default"/>
    <style:style style:name="Untitled1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4:52:02.409662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08T13:46:03.459511828</meta:creation-date>
    <dc:date>2020-12-09T15:06:05.549450450</dc:date>
    <meta:editing-duration>PT19H54M3S</meta:editing-duration>
    <meta:editing-cycles>8</meta:editing-cycles>
    <meta:generator>LibreOffice/7.0.0.3$MacOSX_X86_64 LibreOffice_project/8061b3e9204bef6b321a21033174034a5e2ea88e</meta:generator>
    <meta:document-statistic meta:table-count="1" meta:cell-count="25" meta:object-count="0"/>
  </office:meta>
</office:document-meta>
</file>